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sub>
          <mi mathvariant="italic">SO</mi>
          <mn>2</mn>
        </msub>
        <mo stretchy="false">+</mo>
        <mfrac>
          <mn>1</mn>
          <mn>2</mn>
        </mfrac>
      </mrow>
      <mrow>
        <msub>
          <mi>O</mi>
          <mn>2</mn>
        </msub>
        <mo stretchy="false">+</mo>
        <msub>
          <mi>H</mi>
          <mn>2</mn>
        </msub>
      </mrow>
      <mi>O</mi>
      <mo stretchy="false">→</mo>
      <msub>
        <mi>H</mi>
        <mn>2</mn>
      </msub>
      <msub>
        <mi mathvariant="italic">SO</mi>
        <mn>4</mn>
      </msub>
    </mrow>
    <annotation encoding="StarMath 5.0">SO_{2} +  frac {1} {2} O_{2} + H_{ 2 }O rightarrow H_{ 2 }SO_{ 4 }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yanta Pandit</meta:initial-creator>
    <meta:creation-date>2022-02-08T13:52:20.812331547</meta:creation-date>
    <dc:date>2022-02-08T13:59:08.923295383</dc:date>
    <dc:creator>Jayanta Pandit</dc:creator>
    <meta:editing-duration>PT6M50S</meta:editing-duration>
    <meta:editing-cycles>1</meta:editing-cycles>
    <meta:generator>LibreOffice/7.1.7.2$Linux_X86_64 LibreOffice_project/10$Build-2</meta:generator>
  </office:meta>
</office:document-meta>
</file>